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aa67" officeooo:paragraph-rsid="0019aa67" style:font-weight-asian="normal" style:font-weight-complex="normal"/>
    </style:style>
    <style:style style:name="P2" style:family="paragraph" style:parent-style-name="Standard">
      <style:text-properties fo:font-weight="normal" officeooo:rsid="001affaf" officeooo:paragraph-rsid="001affaf" style:font-weight-asian="normal" style:font-weight-complex="normal"/>
    </style:style>
    <style:style style:name="P3" style:family="paragraph" style:parent-style-name="Standard">
      <style:text-properties fo:font-weight="normal" officeooo:rsid="001c54bd" officeooo:paragraph-rsid="001c54bd" style:font-weight-asian="normal" style:font-weight-complex="normal"/>
    </style:style>
    <style:style style:name="P4" style:family="paragraph" style:parent-style-name="Standard">
      <style:text-properties fo:font-weight="normal" officeooo:rsid="001d6cda" officeooo:paragraph-rsid="001d6cda" style:font-weight-asian="normal" style:font-weight-complex="normal"/>
    </style:style>
    <style:style style:name="P5" style:family="paragraph" style:parent-style-name="Standard">
      <style:text-properties fo:font-weight="normal" officeooo:rsid="001e1a7e" officeooo:paragraph-rsid="001e1a7e" style:font-weight-asian="normal" style:font-weight-complex="normal"/>
    </style:style>
    <style:style style:name="P6" style:family="paragraph" style:parent-style-name="Standard">
      <style:text-properties fo:font-weight="bold" officeooo:rsid="0019aa67" officeooo:paragraph-rsid="0019aa67" style:font-weight-asian="bold" style:font-weight-complex="bold"/>
    </style:style>
    <style:style style:name="P7" style:family="paragraph" style:parent-style-name="Standard">
      <style:text-properties fo:font-weight="bold" officeooo:rsid="001c54bd" officeooo:paragraph-rsid="001c54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a6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9aa67" style:font-weight-asian="bold" style:font-weight-complex="bold"/>
    </style:style>
    <style:style style:name="T5" style:family="text">
      <style:text-properties officeooo:rsid="001affaf"/>
    </style:style>
    <style:style style:name="T6" style:family="text">
      <style:text-properties officeooo:rsid="001d6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7"/><text:span text:style-name="T2">#</text:span><text:span text:style-name="T3"><text:tab/></text:span><text:span text:style-name="T4">NUMBER THEORY </text:span><text:span text:style-name="T2">#</text:span></text:p>
      <text:p text:style-name="Standard"><text:span text:style-name="T2"/></text:p>
      <text:p text:style-name="P1"><text:span text:style-name="T1">Ques : To find if a number is prime or not in squareRoot(n) Time complexity</text:span>.</text:p>
      <text:p text:style-name="P1"/>
      <text:p text:style-name="P1">Logic: The main logic is this you only need to check from 2 to root(n) and if number got devisible </text:p>
      <text:p text:style-name="P1"><text:tab/>by that number then it is not a prime number.</text:p>
      <text:p text:style-name="P1"/>
      <text:p text:style-name="P1">Link: <text:a xlink:type="simple" xlink:href="https://ide.geeksforgeeks.org/Y200PG7Xv0" text:style-name="Internet_20_link" text:visited-style-name="Visited_20_Internet_20_Link">https://ide.geeksforgeeks.org/Y200PG7Xv0</text:a></text:p>
      <text:p text:style-name="P1"/>
      <text:p text:style-name="P6">Ques: <text:span text:style-name="T5">Do more optimize the last question to (1/2)root(n).</text:span></text:p>
      <text:p text:style-name="P1"/>
      <text:p text:style-name="P2">Logic: <text:span text:style-name="T6">I</text:span>f a number is even and not equal to 2 , then it is already non prime , we don’t need to check it and now comes to a odd number , we only require to check it’s devisibilty by odd numbers and not even numbers which will ultimately reduce our time complexiy to <text:span text:style-name="T1">Half. </text:span>But why is it so,</text:p>
      <text:p text:style-name="P2">listen, if a number is odd means it is not deviisile by 2 and its multiples , so why we check for even numbers and hence our solution.</text:p>
      <text:p text:style-name="P2"/>
      <text:p text:style-name="P2">Link: <text:a xlink:type="simple" xlink:href="https://ide.geeksforgeeks.org/BZbBTJprpu" text:style-name="Internet_20_link" text:visited-style-name="Visited_20_Internet_20_Link">https://ide.geeksforgeeks.org/BZbBTJprpu</text:a></text:p>
      <text:p text:style-name="P2"/>
      <text:p text:style-name="P7">Ques: <text:span text:style-name="T6">Print all prime numbers upto N in O(nloglog(n))</text:span></text:p>
      <text:p text:style-name="P3"/>
      <text:p text:style-name="P4">Link: <text:a xlink:type="simple" xlink:href="https://ide.geeksforgeeks.org/aMIySjthvk" text:style-name="Internet_20_link" text:visited-style-name="Visited_20_Internet_20_Link">https://ide.geeksforgeeks.org/aMIySjthvk</text:a></text:p>
      <text:p text:style-name="P4"/>
      <text:p text:style-name="P5"><text:span text:style-name="T1">Note: </text:span>This question has a mind blowing logic, so do it with care, patience and love. </text:p>
      <text:p text:style-name="P5"><text:tab/>I have added comments in the code also for the better understandi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21:11.922885005</meta:creation-date>
    <dc:date>2019-10-09T15:01:25.015269478</dc:date>
    <meta:editing-duration>PT2H49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90" meta:character-count="1076" meta:non-whitespace-character-count="882"/>
  </office:meta>
</office:document-meta>
</file>